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Checkout-kata<text:s/></text:p>
      <text:p text:style-name="P2">Class diagram</text:p>
      <text:p text:style-name="Normal"><draw:frame draw:style-name="a0" draw:name="Picture 1" text:anchor-type="as-char" svg:x="0in" svg:y="0in" svg:width="4.89195in" svg:height="3.85784in" style:rel-width="scale" style:rel-height="scale"><draw:image xlink:href="media/image1.png" xlink:type="simple" xlink:show="embed" xlink:actuate="onLoad"/><svg:title/><svg:desc>A diagram of a program

Description automatically generated</svg:desc></draw:frame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bytetables@hotmail.com</meta:initial-creator>
    <dc:creator>bytetables@hotmail.com</dc:creator>
    <meta:creation-date>2024-05-15T12:58:00Z</meta:creation-date>
    <dc:date>2024-05-15T13:59:00Z</dc:date>
    <meta:template xlink:href="Normal" xlink:type="simple"/>
    <meta:editing-cycles>2</meta:editing-cycles>
    <meta:editing-duration>PT3660S</meta:editing-duration>
    <meta:document-statistic meta:page-count="1" meta:paragraph-count="1" meta:word-count="4" meta:character-count="32" meta:row-count="1" meta:non-whitespace-character-count="29"/>
  </office:meta>
</office:document-meta>
</file>